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16a358" style:font-weight-asian="normal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16a35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16a358"/>
    </style:style>
    <style:style style:name="P4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16a35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16a35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0.5pt" fo:letter-spacing="normal" fo:font-style="normal" fo:font-weight="normal" officeooo:rsid="0011144d" officeooo:paragraph-rsid="001a6693" style:font-weight-asian="normal" style:font-weight-complex="normal"/>
    </style:style>
    <style:style style:name="T1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2" style:family="text">
      <style:text-properties fo:font-variant="normal" fo:text-transform="none" fo:color="#242424" loext:opacity="100%" style:font-name="source-code-pro" fo:font-size="10.5pt" fo:letter-spacing="normal" fo:font-style="normal" officeooo:rsid="00279288" style:font-size-asian="12pt" style:font-size-complex="12pt"/>
    </style:style>
    <style:style style:name="T3" style:family="text">
      <style:text-properties fo:font-variant="normal" fo:text-transform="none" fo:color="#242424" loext:opacity="100%" style:font-name="source-code-pro" fo:font-size="10.5pt" fo:letter-spacing="normal" fo:font-style="normal" officeooo:rsid="0020c129" style:font-size-asian="12pt" style:font-size-complex="12pt"/>
    </style:style>
    <style:style style:name="T4" style:family="text">
      <style:text-properties fo:font-variant="normal" fo:text-transform="none" fo:color="#242424" loext:opacity="100%" style:font-name="source-code-pro" fo:font-size="10.5pt" fo:letter-spacing="normal" fo:font-style="normal" officeooo:rsid="0016a358" style:font-size-asian="12pt" style:font-size-complex="12pt"/>
    </style:style>
    <style:style style:name="T5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6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7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8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9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1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11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a358"/>
    </style:style>
    <style:style style:name="T12" style:family="text">
      <style:text-properties fo:font-variant="normal" fo:text-transform="none" fo:color="#242424" loext:opacity="100%" style:font-name="source-code-pro" fo:font-size="10.5pt" fo:letter-spacing="normal" fo:font-style="normal" officeooo:rsid="0016a358"/>
    </style:style>
    <style:style style:name="T13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14" style:family="text">
      <style:text-properties fo:font-variant="normal" fo:text-transform="none" fo:color="#242424" loext:opacity="100%" fo:font-size="12pt" fo:letter-spacing="normal" fo:font-style="normal" officeooo:rsid="0016a358" style:font-size-asian="12pt" style:font-size-complex="12pt"/>
    </style:style>
    <style:style style:name="T15" style:family="text">
      <style:text-properties fo:font-variant="normal" fo:text-transform="none" fo:color="#242424" loext:opacity="100%" fo:font-size="12pt" fo:letter-spacing="normal" fo:font-style="normal" officeooo:rsid="001936df" style:font-size-asian="12pt" style:font-size-complex="12pt"/>
    </style:style>
    <style:style style:name="T16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17" style:family="text">
      <style:text-properties style:font-name="source-code-pro" fo:font-size="10.5pt" officeooo:rsid="0010ab4f"/>
    </style:style>
    <style:style style:name="T18" style:family="text">
      <style:text-properties style:font-name="source-code-pro" fo:font-size="10.5pt" officeooo:rsid="00279288"/>
    </style:style>
    <style:style style:name="T19" style:family="text">
      <style:text-properties style:font-name="source-code-pro" fo:font-size="10.5pt" officeooo:rsid="00179352"/>
    </style:style>
    <style:style style:name="T20" style:family="text">
      <style:text-properties style:font-name="source-code-pro" fo:font-size="10.5pt" officeooo:rsid="0020c129"/>
    </style:style>
    <style:style style:name="T21" style:family="text">
      <style:text-properties style:font-name="source-code-pro" fo:font-size="10.5pt" officeooo:rsid="000a3f84"/>
    </style:style>
    <style:style style:name="T22" style:family="text">
      <style:text-properties style:font-name="source-code-pro" fo:font-size="10.5pt" officeooo:rsid="0016a358"/>
    </style:style>
    <style:style style:name="T23" style:family="text">
      <style:text-properties style:font-name="source-code-pro" fo:font-size="10.5pt" officeooo:rsid="0017cba3"/>
    </style:style>
    <style:style style:name="T24" style:family="text">
      <style:text-properties style:font-name="source-code-pro" officeooo:rsid="00232559"/>
    </style:style>
    <style:style style:name="T25" style:family="text">
      <style:text-properties style:font-name="source-code-pro" officeooo:rsid="00279288"/>
    </style:style>
    <style:style style:name="T26" style:family="text">
      <style:text-properties style:font-name="source-code-pro" officeooo:rsid="0028f462"/>
    </style:style>
    <style:style style:name="T27" style:family="text">
      <style:text-properties style:font-name="source-code-pro" officeooo:rsid="001a6693"/>
    </style:style>
    <style:style style:name="T28" style:family="text">
      <style:text-properties officeooo:rsid="000dcac6"/>
    </style:style>
    <style:style style:name="T29" style:family="text">
      <style:text-properties officeooo:rsid="000a3f84"/>
    </style:style>
    <style:style style:name="T30" style:family="text">
      <style:text-properties officeooo:rsid="000fdb3e"/>
    </style:style>
    <style:style style:name="T31" style:family="text">
      <style:text-properties officeooo:rsid="0017cba3"/>
    </style:style>
    <style:style style:name="T32" style:family="text">
      <style:text-properties officeooo:rsid="001a66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6">export</text:span><text:span text:style-name="T8"> </text:span><text:span text:style-name="T5">WANDB_PROJECT=</text:span><text:span text:style-name="T12">mixed_sequentially_model_1_Attempts</text:span></text:p>
      <text:p text:style-name="P3"><text:tab/><text:span text:style-name="T9">python3 </text:span><text:span text:style-name="T10">q</text:span><text:span text:style-name="T9">lora.py \</text:span><text:line-break/><text:tab/><text:span text:style-name="T9">--model_name_or_path models/</text:span><text:span text:style-name="T11">open_llama_7b_v2 </text:span>\</text:p>
      <text:p text:style-name="P1"><text:span text:style-name="T1"><text:tab/>--output_dir ./output/</text:span><text:span text:style-name="T4">mixed_sequentially_models</text:span><text:span text:style-name="T2">/</text:span><text:span text:style-name="T4">mixed_sequentially_model_1_Attempts</text:span><text:span text:style-name="T3"> </text:span><text:span text:style-name="T1">\</text:span><text:line-break/><text:tab/><text:span text:style-name="T1">--logging_steps 10 \</text:span><text:line-break/><text:tab/><text:span text:style-name="T1">--save_strategy steps \</text:span><text:line-break/><text:tab/><text:span text:style-name="T1">--data_seed 42 \</text:span><text:line-break/><text:tab/><text:span text:style-name="T1">--save_steps 500 \</text:span><text:line-break/><text:tab/><text:span text:style-name="T1">--save_total_limit </text:span><text:span text:style-name="T5">2</text:span><text:span text:style-name="T1">0 \</text:span><text:line-break/><text:tab/><text:span text:style-name="T1">--evaluation_strategy steps \</text:span><text:line-break/><text:tab/><text:span text:style-name="T1">--eval_dataset_size </text:span><text:span text:style-name="T12">5400</text:span><text:span text:style-name="T1">\</text:span><text:line-break/><text:tab/><text:span text:style-name="T1">--per_device_eval_batch_size 16 \</text:span><text:line-break/><text:tab/><text:span text:style-name="T1">--max_new_tokens 32 \</text:span><text:line-break/><text:tab/><text:span text:style-name="T1">--dataloader_num_workers 3 \</text:span><text:line-break/><text:tab/><text:span text:style-name="T1">--group_by_length \</text:span><text:line-break/><text:tab/><text:span text:style-name="T1">--logging_strategy steps \</text:span><text:line-break/><text:tab/><text:span text:style-name="T1">--remove_unused_columns False \</text:span><text:line-break/><text:tab/><text:span text:style-name="T1">--do_train </text:span><text:span text:style-name="T5">True</text:span><text:span text:style-name="T1">\</text:span><text:line-break/><text:tab/><text:span text:style-name="T1">--do_eval </text:span><text:span text:style-name="T5">True</text:span><text:span text:style-name="T1">\</text:span><text:line-break/><text:tab/><text:span text:style-name="T1">--do_mmlu_eval False \</text:span><text:line-break/><text:tab/><text:span text:style-name="T1">--lora_r 64 \</text:span><text:line-break/><text:tab/><text:span text:style-name="T1">--lora_alpha 16 \</text:span><text:line-break/><text:tab/><text:span text:style-name="T1">--lora_modules all \</text:span><text:line-break/><text:tab/><text:span text:style-name="T1">--double_quant \</text:span><text:line-break/><text:tab/><text:span text:style-name="T1">--quant_type nf4 </text:span><text:span text:style-name="T6">True </text:span><text:span text:style-name="T1">\</text:span><text:line-break/><text:tab/><text:span text:style-name="T1">--bf16 \</text:span><text:line-break/><text:tab/><text:span text:style-name="T1">--bits 4 \</text:span><text:line-break/><text:tab/><text:span text:style-name="T1">--warmup_ratio 0.03 \</text:span><text:line-break/><text:tab/><text:span text:style-name="T1">--lr_scheduler_type constant \</text:span><text:line-break/><text:tab/><text:span text:style-name="T1">--gradient_checkpointing \</text:span><text:line-break/><text:tab/><text:span text:style-name="T1">--dataset data/</text:span><text:span text:style-name="T12">mixed_sequentially_model_datasets</text:span><text:span text:style-name="T13">/</text:span><text:span text:style-name="T14">training_datasets/mixed_sequentially_1_attempts.</text:span><text:span text:style-name="T15">jsonl</text:span><text:span text:style-name="T14"> </text:span><text:span text:style-name="T7">\</text:span><text:line-break/><text:soft-page-break/><text:tab/><text:span text:style-name="T1">--dataset_format oasst1 \</text:span><text:line-break/><text:tab/><text:span text:style-name="T1">--source_max_len 16 \</text:span><text:line-break/><text:tab/><text:span text:style-name="T1">--target_max_len 512 \</text:span><text:line-break/><text:tab/><text:span text:style-name="T1">--per_device_train_batch_size 16 \</text:span><text:line-break/><text:tab/><text:span text:style-name="T1">--gradient_accumulation_steps 1 \</text:span><text:line-break/><text:tab/><text:span text:style-name="T1">--max_steps </text:span><text:span text:style-name="T12">1350 </text:span><text:span text:style-name="T1">\</text:span><text:line-break/><text:tab/><text:span text:style-name="T1">--eval_steps </text:span><text:span text:style-name="T12">135</text:span><text:span text:style-name="T6"> </text:span><text:span text:style-name="T1">\</text:span><text:line-break/><text:tab/><text:span text:style-name="T1">--learning_rate 0.0002 \</text:span><text:line-break/><text:tab/><text:span text:style-name="T1">--adam_beta2 0.999 \</text:span><text:line-break/><text:tab/><text:span text:style-name="T1">--max_grad_norm 0.3 \</text:span><text:line-break/><text:tab/><text:span text:style-name="T1">--lora_dropout 0.1 \</text:span><text:line-break/><text:tab/><text:span text:style-name="T1">--weight_decay 0.0 \</text:span><text:line-break/><text:tab/><text:span text:style-name="T1">--seed 0 \</text:span><text:line-break/><text:tab/><text:span text:style-name="T1">--report_to wandb</text:span></text:p>
      <text:p text:style-name="P1"><text:span text:style-name="T1"/></text:p>
      <text:p text:style-name="P4">python3 merge_peft_adapters.py <text:span text:style-name="T28">\</text:span></text:p>
      <text:p text:style-name="P4">--device cpu <text:span text:style-name="T28">\</text:span></text:p>
      <text:p text:style-name="P4">--base_model_name_or_path <text:span text:style-name="T21">models/</text:span><text:span text:style-name="T22">open_llama_7b_v2</text:span><text:span text:style-name="T29"> </text:span><text:span text:style-name="T28">\</text:span></text:p>
      <text:p text:style-name="P4">--peft_model_path ./output/<text:span text:style-name="T23">mixed_sequentially_models</text:span>/<text:span text:style-name="T31">mixed_sequentially_1_Attempts/</text:span>checkpoint-<text:span text:style-name="T32">1</text:span><text:span text:style-name="T30">000</text:span>/adapter_model<text:span text:style-name="T20"> </text:span><text:span text:style-name="T19">\</text:span></text:p>
      <text:p text:style-name="P4"><text:span text:style-name="T17">--output_dir ./merged_models/</text:span><text:span text:style-name="T22">mixed_sequentially_models</text:span><text:span text:style-name="T18">/</text:span><text:span text:style-name="T22">mixed_sequentially_model_1_Attempts</text:span></text:p>
      <text:p text:style-name="P4"><text:span text:style-name="T22"/></text:p>
      <text:p text:style-name="P6"><text:span text:style-name="T22">python3 merge_peft_adapters.py --device cpu --base_model_name_or_path ./models/open_llama_7b_v2 --peft_model_path ./output/</text:span><text:span text:style-name="T27">mixed_sequentially</text:span><text:span text:style-name="T22">_models/</text:span><text:span text:style-name="T27">mixed_sequentially</text:span><text:span text:style-name="T22">_model_1_Attempts/checkpoint-</text:span><text:span text:style-name="T27">1000</text:span><text:span text:style-name="T22">/adapter_model --output_dir ./merged_models/</text:span><text:span text:style-name="T27">mixed_sequentially_models/mixed_sequentially</text:span><text:span text:style-name="T26">_model_1_Attempt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0:45:43.131664625</meta:creation-date>
    <meta:generator>LibreOffice/7.6.2.1$Linux_X86_64 LibreOffice_project/9d0b4c0791fc17bc4181a67fd90c5aaed576d1c0</meta:generator>
    <dc:date>2023-10-30T20:09:58.958218522</dc:date>
    <meta:editing-duration>PT2H14S</meta:editing-duration>
    <meta:editing-cycles>4</meta:editing-cycles>
    <meta:document-statistic meta:table-count="0" meta:image-count="0" meta:object-count="0" meta:page-count="2" meta:paragraph-count="9" meta:word-count="202" meta:character-count="1853" meta:non-whitespace-character-count="1667"/>
  </office:meta>
</office:document-meta>
</file>